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571875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ID магазина</text:p>
          </table:table-cell>
          <table:table-cell office:value-type="string" table:style-name="ce2">
            <text:p>Артикул</text:p>
          </table:table-cell>
          <table:table-cell office:value-type="string" table:style-name="ce2">
            <text:p>Количество упаковок, шт.</text:p>
          </table:table-cell>
          <table:table-cell office:value-type="string" table:style-name="ce2">
            <text:p>Тип операции</text:p>
          </table:table-cell>
          <table:table-cell office:value-type="string" table:style-name="ce2">
            <text:p>Цена руб./шт.</text:p>
          </table:table-cell>
          <table:table-cell table:style-name="ce1"/>
          <table:table-cell office:value-type="string" table:style-name="ce2">
            <text:p>Ответ - 174300</text:p>
          </table:table-cell>
          <table:table-cell table:number-columns-repeated="16375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 table:visibility="filter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 table:visibility="filter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 table:visibility="filter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 table:visibility="filter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 table:visibility="filter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 table:visibility="filter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 table:visibility="filter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 table:visibility="filter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 table:visibility="filter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 table:visibility="filter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 table:visibility="filter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2600" table:formula="of:=[.E1320]*[.G1320]" table:style-name="ce1">
            <text:p>126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2600" table:formula="of:=[.E1322]*[.G1322]" table:style-name="ce1">
            <text:p>126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2600" table:formula="of:=[.E1328]*[.G1328]" table:style-name="ce1">
            <text:p>126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1900" table:formula="of:=[.E1330]*[.G1330]" table:style-name="ce1">
            <text:p>119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2600" table:formula="of:=[.E1334]*[.G1334]" table:style-name="ce1">
            <text:p>126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1900" table:formula="of:=[.E1340]*[.G1340]" table:style-name="ce1">
            <text:p>119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2600" table:formula="of:=[.E1342]*[.G1342]" table:style-name="ce1">
            <text:p>126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2600" table:formula="of:=[.E2104]*[.G2104]" table:style-name="ce1">
            <text:p>126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2600" table:formula="of:=[.E2118]*[.G2118]" table:style-name="ce1">
            <text:p>126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2600" table:formula="of:=[.E2160]*[.G2160]" table:style-name="ce1">
            <text:p>126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2600" table:formula="of:=[.E2174]*[.G2174]" table:style-name="ce1">
            <text:p>126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2600" table:formula="of:=[.E2202]*[.G2202]" table:style-name="ce1">
            <text:p>126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2600" table:formula="of:=[.E2244]*[.G2244]" table:style-name="ce1">
            <text:p>126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1900" table:formula="of:=[.E2258]*[.G2258]" table:style-name="ce1">
            <text:p>119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2">
            <text:p>Артикул</text:p>
          </table:table-cell>
          <table:table-cell office:value-type="string" table:style-name="ce2">
            <text:p>Отдел</text:p>
          </table:table-cell>
          <table:table-cell office:value-type="string" table:style-name="ce2">
            <text:p>Наименование товара</text:p>
          </table:table-cell>
          <table:table-cell office:value-type="string" table:style-name="ce2">
            <text:p>Ед. изм</text:p>
          </table:table-cell>
          <table:table-cell office:value-type="string" table:style-name="ce2">
            <text:p>Количество в упаковке</text:p>
          </table:table-cell>
          <table:table-cell office:value-type="string" table:style-name="ce2">
            <text:p>Поставщик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4">
            <text:p>ID магазина</text:p>
          </table:table-cell>
          <table:table-cell office:value-type="string" table:style-name="ce4">
            <text:p>Район</text:p>
          </table:table-cell>
          <table:table-cell office:value-type="string" table:style-name="ce4">
            <text:p>Адрес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Движение_товаров.A1:Движение_товаров.G2273" table:display-filter-buttons="true">
          <table:filter>
            <table:filter-and>
              <table:filter-or>
                <table:filter-condition table:field-number="2" table:value="M12" table:operator="="/>
                <table:filter-condition table:field-number="2" table:value="M13" table:operator="="/>
                <table:filter-condition table:field-number="2" table:value="M16" table:operator="="/>
                <table:filter-condition table:field-number="2" table:value="M2" table:operator="="/>
                <table:filter-condition table:field-number="2" table:value="M4" table:operator="="/>
                <table:filter-condition table:field-number="2" table:value="M7" table:operator="="/>
                <table:filter-condition table:field-number="2" table:value="M8" table:operator="="/>
              </table:filter-or>
              <table:filter-condition table:field-number="3" table:value="15" table:operator="="/>
              <table:filter-condition table:field-number="5" table:value="Поступление" table:operator="="/>
            </table:filter-and>
          </table:filter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Товар.A1:Товар.F65" table:display-filter-buttons="true">
          <table:filter>
            <table:filter-condition table:field-number="2" table:value="Яйцо диетическое" table:operator="="/>
          </table:filter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  <table:database-range table:target-range-address="Магазин.A1:Магазин.C17" table:display-filter-buttons="true">
          <table:filter>
            <table:filter-condition table:field-number="1" table:value="Первомайский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Слава</meta:initial-creator>
    <dc:creator>Дмитрий Киселев</dc:creator>
    <meta:creation-date>2021-07-09T17:04:06Z</meta:creation-date>
    <dc:date>2025-11-16T10:04:32Z</dc:date>
  </office:meta>
</office:document-meta>
</file>